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text-properties style:font-name="Arial"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5" style:family="paragraph" style:parent-style-name="Standard" style:list-style-name="L1">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MDBS – Practical Assignment</text:p>
      <text:p text:style-name="P2">Fuad Shirinli and Alexander Eble</text:p>
      <text:p text:style-name="P1"/>
      <text:p text:style-name="P3">Summary</text:p>
      <text:p text:style-name="P1"/>
      <text:p text:style-name="P1">We have implemented the following:</text:p>
      <text:list xml:id="list7292286910405581708" text:style-name="L1">
        <text:list-item>
          <text:p text:style-name="P5">Feature Extraction Methods</text:p>
          <text:list>
            <text:list-item>
              <text:p text:style-name="P5">These methods are in the package features.</text:p>
            </text:list-item>
            <text:list-item>
              <text:p text:style-name="P5">Color Histogram: Works both global (one histogram for the entire image) and local. You can specify the number of bins for the histogram and the number of cells for the local histogram. The number of cells is along the axis; the actual number of cells is that number squared. This returns one histogram per color (R, G, B).</text:p>
            </text:list-item>
            <text:list-item>
              <text:p text:style-name="P5">Global Edge Histogram: We apply the Sobel operator on the image and calculate the color histogram on the resulting image. You can choose the parameters for the color histogram.</text:p>
            </text:list-item>
          </text:list>
        </text:list-item>
        <text:list-item>
          <text:p text:style-name="P5">Distance Calculation Methods</text:p>
          <text:list>
            <text:list-item>
              <text:p text:style-name="P5">These methods are in the package distance.</text:p>
            </text:list-item>
            <text:list-item>
              <text:p text:style-name="P5">Euclidean Distance: You can calculate the Euclidean distance between the histograms of the query and test images. It is also possible to add weights for the individual elements.</text:p>
            </text:list-item>
            <text:list-item>
              <text:p text:style-name="P5">Quadratic Form Distance: This also works including both speedup-tasks. We use the Singular Value Decomposition to speed up the processing. You can specify the cutoff value for the second speedup task.</text:p>
            </text:list-item>
          </text:list>
        </text:list-item>
        <text:list-item>
          <text:p text:style-name="P5">User Interface</text:p>
          <text:list>
            <text:list-item>
              <text:p text:style-name="P5">The relevant classes are in the package ui.</text:p>
            </text:list-item>
            <text:list-item>
              <text:p text:style-name="P5">We have a user interface that provides the necessary functionality to query the data.</text:p>
            </text:list-item>
            <text:list-item>
              <text:p text:style-name="P5">The output shows previews of the individual images, the image name and the similarity to the query image in per cent.</text:p>
            </text:list-item>
          </text:list>
        </text:list-item>
      </text:list>
      <text:p text:style-name="P1">Check the javadoc to find out more about the available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10T16:26:47.29</meta:creation-date>
    <meta:document-statistic meta:table-count="0" meta:image-count="0" meta:object-count="0" meta:page-count="1" meta:paragraph-count="17" meta:word-count="249" meta:character-count="1451"/>
    <dc:date>2017-07-10T16:40:06.57</dc:date>
    <meta:editing-duration>PT13M21S</meta:editing-duration>
    <meta:editing-cycles>1</meta:editing-cycles>
    <meta:generator>OpenOffice/4.1.1$Win32 OpenOffice.org_project/411m6$Build-9775</meta:generator>
  </office:meta>
</office:document-meta>
</file>